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3399ff"/>
    </style:style>
    <style:style style:name="P3" style:family="paragraph" style:parent-style-name="Standard">
      <style:text-properties fo:color="#ff3300"/>
    </style:style>
    <style:style style:name="P4" style:family="paragraph" style:parent-style-name="Standard" style:list-style-name="L1">
      <style:text-properties fo:color="#ff33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oritné veci</text:p>
      <text:p text:style-name="Standard"/>
      <text:list xml:id="list5220838903393262541" text:style-name="L1">
        <text:list-item>
          <text:p text:style-name="P2">Ak pri zadávaní či už Pozícia, Kategórie a Zariadenie sa chcem vrátiť späť cez android šípku vľavo, tak aplikácia spadne. Ja to obchádzam tak, že idem cez hlavné menu a Úvod.</text:p>
        </text:list-item>
        <text:list-item>
          <text:p text:style-name="P2">Ak zadám pozíciu s tým istým názvom apka sa zatvorí, lebo vznikne exception. Databáza má na pozíciu UNIQUE, treba iba ošetriť exception s oznamom, že existuje.</text:p>
        </text:list-item>
        <text:list-item>
          <text:p text:style-name="P2">Ak zadám kategóriu s tým istým názvom pridá ju do zoznamu. Databáza nemá UNIQUE, dorobiť podobne ako pozíciu.</text:p>
        </text:list-item>
        <text:list-item>
          <text:p text:style-name="P2">Ak zadám zariadenie s tým istým názvom apka sa zatvorí, to isté ako pizícia.</text:p>
        </text:list-item>
        <text:list-item>
          <text:p text:style-name="P2">Treba urobiť ukončenie aplikácie, to hlavne pre účely testovania, teraz ak sa nejak zacyklím, tak musím reštartovať mobil.</text:p>
        </text:list-item>
        <text:list-item>
          <text:p text:style-name="P2"/>
        </text:list-item>
        <text:list-item>
          <text:p text:style-name="P4">Ak zvolím "výber" - "tag" a načítam prázdny tag apka skončí. Aj pri výbere hľadanej položky tagom. Aby sme sa rozumeli, tag môže byť v štyroch stavoch – 1. je z výroby čistý, 2. je vymazaný inou aplikáciou, 3. je v ňom niečo zapísané, 4. je v ňom zapísané našou aplikáciou</text:p>
        </text:list-item>
        <text:list-item>
          <text:p text:style-name="P4">Ak použijem nový mobil, tak musím povoliť použitie kamery, ale to sa mi umožní až po reštarte aplikácie, teda musím reštartovať mobil. Určite by pomohlo reštart aplikácie.</text:p>
        </text:list-item>
        <text:list-item>
          <text:p text:style-name="P1">Pri vkladní EAN musí užívateľ vedieť že EAN prečítal, vibrovanie a zvuk</text:p>
        </text:list-item>
        <text:list-item>
          <text:p text:style-name="P2">Pri vkladaní pomocou TAG, tak button ZAPISATNATAG by sa mal po stlačení zmeniť farbu, aby užívateľ vedel, že ho stlačil a môže TAG priložiť.</text:p>
        </text:list-item>
        <text:list-item>
          <text:p text:style-name="P1">Pri výbere pomocou hľadania konkrétneho TAG-u, tak pri zhode farebne odlíšiť, že je to to, čo som hľadal.</text:p>
        </text:list-item>
        <text:list-item>
          <text:p text:style-name="P4">Ak zadám pri vložení TAG, ktorý existuje v databáze, TAG sa zmaže, a nasledujúce čítanie iného TAG-u už nenačítava. TAG je missing, teda prázdny. Navyše ďalšie čítania už nefungujú.</text:p>
        </text:list-item>
        <text:list-item>
          <text:p text:style-name="P4">Doplniť pripomienku na dátum expirácie.</text:p>
        </text:list-item>
      </text:list>
      <text:p text:style-name="P3"/>
      <text:p text:style-name="Standard">Myslím si, že tieto pripomienky treba vyriešiť prioritne, určite budú aj ďalšie, toto sa dá ale zvládnuť rýchlo.</text:p>
      <text:p text:style-name="Standard">Možno už je ich veľa vyriešených, bol by som rád, ak to môžeš dávať per-partes (to je hádanka pre Vlada a Stana).</text:p>
      <text:p text:style-name="Standard">Dík.</text:p>
      <text:p text:style-name="Standard"/>
      <text:p text:style-name="Standard">Da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Martinko</meta:initial-creator>
    <meta:creation-date>2022-05-18T08:37:14.89</meta:creation-date>
    <dc:date>2022-05-26T12:02:36.13</dc:date>
    <dc:creator>Daniel Martinko</dc:creator>
    <meta:editing-duration>P3DT4H24M3S</meta:editing-duration>
    <meta:editing-cycles>8</meta:editing-cycles>
    <meta:generator>OpenOffice/4.1.7$Win32 OpenOffice.org_project/417m1$Build-9800</meta:generator>
    <meta:document-statistic meta:table-count="0" meta:image-count="0" meta:object-count="0" meta:page-count="1" meta:paragraph-count="17" meta:word-count="329" meta:character-count="1893"/>
  </office:meta>
</office:document-meta>
</file>